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9604389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44cm, 4.739cm, 13.125cm, 2.88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01cm" svg:height="21.799cm" svg:x="1.092cm" svg:y="2.792cm">
          <draw:image xlink:href="Pictures/10000000000005E8000007E0A960438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3:46.277396884</dc:date>
    <meta:editing-duration>PT4M11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